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8A51E5FF59BD3EB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e9f1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9e9f1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9e9f1"/>
    </style:style>
    <style:style style:name="P4" style:family="paragraph" style:parent-style-name="Standard">
      <style:paragraph-properties fo:text-align="start" style:justify-single-word="false"/>
      <style:text-properties officeooo:paragraph-rsid="0019e9f1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9e9f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9e9f1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9e9f1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9e9f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9e9f1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9e9f1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9e9f1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1E5FF59BD3EB1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29T20:41:33.813054054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4086333</meta:creation-date>
    <meta:editing-duration>PT2M29S</meta:editing-duration>
    <meta:editing-cycles>5</meta:editing-cycles>
    <meta:generator>LibreOffice/5.0.6.2$Linux_X86_64 LibreOffice_project/00$Build-2</meta:generator>
    <dc:date>2016-08-29T20:41:33.763858537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